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8cm"/>
    </style:style>
    <style:style style:name="co2" style:family="table-column">
      <style:table-column-properties fo:break-before="auto" style:column-width="1.182cm"/>
    </style:style>
    <style:style style:name="co3" style:family="table-column">
      <style:table-column-properties fo:break-before="auto" style:column-width="1.376cm"/>
    </style:style>
    <style:style style:name="co4" style:family="table-column">
      <style:table-column-properties fo:break-before="auto" style:column-width="2.168cm"/>
    </style:style>
    <style:style style:name="co5" style:family="table-column">
      <style:table-column-properties fo:break-before="auto" style:column-width="1.127cm"/>
    </style:style>
    <style:style style:name="co6" style:family="table-column">
      <style:table-column-properties fo:break-before="auto" style:column-width="0.406cm"/>
    </style:style>
    <style:style style:name="co7" style:family="table-column">
      <style:table-column-properties fo:break-before="auto" style:column-width="0.6cm"/>
    </style:style>
    <style:style style:name="co8" style:family="table-column">
      <style:table-column-properties fo:break-before="auto" style:column-width="3.013cm"/>
    </style:style>
    <style:style style:name="co9" style:family="table-column">
      <style:table-column-properties fo:break-before="auto" style:column-width="0.931cm"/>
    </style:style>
    <style:style style:name="co10" style:family="table-column">
      <style:table-column-properties fo:break-before="auto" style:column-width="3.263cm"/>
    </style:style>
    <style:style style:name="co11" style:family="table-column">
      <style:table-column-properties fo:break-before="auto" style:column-width="0.71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5" style:family="table-cell" style:parent-style-name="Default" style:data-style-name="N10"/>
    <style:style style:name="ce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Φύλλο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column table:style-name="co4" table:default-cell-style-name="ce2"/>
        <table:table-column table:style-name="co10" table:default-cell-style-name="Default"/>
        <table:table-column table:style-name="co11" table:number-columns-repeated="9" table:default-cell-style-name="Default"/>
        <table:table-column table:style-name="co12" table:number-columns-repeated="3" table:default-cell-style-name="Default"/>
        <table:table-row table:style-name="ro1">
          <table:table-cell table:style-name="ce1" office:value-type="string">
            <text:p>Weapon</text:p>
          </table:table-cell>
          <table:table-cell table:style-name="ce1" office:value-type="string">
            <text:p>Shots</text:p>
          </table:table-cell>
          <table:table-cell table:style-name="ce1" office:value-type="string">
            <text:p>D/Shot</text:p>
          </table:table-cell>
          <table:table-cell table:style-name="ce2"/>
          <table:table-cell table:style-name="ce1" office:value-type="string">
            <text:p>ToHit</text:p>
          </table:table-cell>
          <table:table-cell table:style-name="ce1" table:number-columns-repeated="9"/>
          <table:table-cell table:style-name="ce2"/>
          <table:table-cell table:style-name="ce4" office:value-type="string">
            <text:p>Percent Chance</text:p>
          </table:table-cell>
          <table:table-cell table:style-name="ce4" table:number-columns-repeated="9"/>
          <table:table-cell/>
          <table:table-cell table:style-name="ce6" office:value-type="string">
            <text:p>Average Damage</text:p>
          </table:table-cell>
          <table:table-cell table:style-name="ce6" table:number-columns-repeated="9"/>
          <table:table-cell table:number-columns-repeated="3"/>
        </table:table-row>
        <table:table-row table:style-name="ro1">
          <table:table-cell table:style-name="ce1" office:value-type="string">
            <text:p>Original</text:p>
          </table:table-cell>
          <table:table-cell table:style-name="ce1" table:number-columns-repeated="2"/>
          <table:table-cell table:style-name="ce3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Pisto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/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3"/>
          <table:table-cell table:style-name="ce5" table:formula="of:=IF([.E3]=&quot;&quot;;&quot;&quot;;1-(([.E3]-1)/6))" office:value-type="percentage" office:value="0.833333333333333">
            <text:p>83%</text:p>
          </table:table-cell>
          <table:table-cell table:style-name="ce5" table:formula="of:=IF([.F3]=&quot;&quot;;&quot;&quot;;1-(([.F3]-1)/6))" office:value-type="percentage" office:value="0.833333333333333">
            <text:p>83%</text:p>
          </table:table-cell>
          <table:table-cell table:style-name="ce5" table:formula="of:=IF([.G3]=&quot;&quot;;&quot;&quot;;1-(([.G3]-1)/6))" office:value-type="percentage" office:value="0.833333333333333">
            <text:p>83%</text:p>
          </table:table-cell>
          <table:table-cell table:style-name="ce5" table:formula="of:=IF([.H3]=&quot;&quot;;&quot;&quot;;1-(([.H3]-1)/6))" office:value-type="percentage" office:value="0.666666666666667">
            <text:p>67%</text:p>
          </table:table-cell>
          <table:table-cell table:style-name="ce5" table:formula="of:=IF([.I3]=&quot;&quot;;&quot;&quot;;1-(([.I3]-1)/6))" office:value-type="percentage" office:value="0.666666666666667">
            <text:p>67%</text:p>
          </table:table-cell>
          <table:table-cell table:style-name="ce5" table:formula="of:=IF([.J3]=&quot;&quot;;&quot;&quot;;1-(([.J3]-1)/6))" office:value-type="percentage" office:value="0.5">
            <text:p>50%</text:p>
          </table:table-cell>
          <table:table-cell table:style-name="ce5" table:formula="of:=IF([.K3]=&quot;&quot;;&quot;&quot;;1-(([.K3]-1)/6))" office:value-type="percentage" office:value="0.5">
            <text:p>50%</text:p>
          </table:table-cell>
          <table:table-cell table:style-name="ce5" table:formula="of:=IF([.L3]=&quot;&quot;;&quot;&quot;;1-(([.L3]-1)/6))" office:value-type="percentage" office:value="0.333333333333333">
            <text:p>33%</text:p>
          </table:table-cell>
          <table:table-cell table:style-name="ce5" table:formula="of:=IF([.M3]=&quot;&quot;;&quot;&quot;;1-(([.M3]-1)/6))" office:value-type="percentage" office:value="0.333333333333333">
            <text:p>33%</text:p>
          </table:table-cell>
          <table:table-cell table:style-name="ce5" table:formula="of:=IF([.N3]=&quot;&quot;;&quot;&quot;;1-(([.N3]-1)/6))" office:value-type="percentage" office:value="0.166666666666667">
            <text:p>17%</text:p>
          </table:table-cell>
          <table:table-cell/>
          <table:table-cell table:formula="of:=IF([.P3]=&quot;&quot;;&quot;&quot;;[.$B3]*[.$C3]*[.P3])" office:value-type="float" office:value="6.66666666666667">
            <text:p>6,6666666667</text:p>
          </table:table-cell>
          <table:table-cell table:formula="of:=IF([.Q3]=&quot;&quot;;&quot;&quot;;[.$B3]*[.$C3]*[.Q3])" office:value-type="float" office:value="6.66666666666667">
            <text:p>6,6666666667</text:p>
          </table:table-cell>
          <table:table-cell table:formula="of:=IF([.R3]=&quot;&quot;;&quot;&quot;;[.$B3]*[.$C3]*[.R3])" office:value-type="float" office:value="6.66666666666667">
            <text:p>6,6666666667</text:p>
          </table:table-cell>
          <table:table-cell table:formula="of:=IF([.S3]=&quot;&quot;;&quot;&quot;;[.$B3]*[.$C3]*[.S3])" office:value-type="float" office:value="5.33333333333333">
            <text:p>5,3333333333</text:p>
          </table:table-cell>
          <table:table-cell table:formula="of:=IF([.T3]=&quot;&quot;;&quot;&quot;;[.$B3]*[.$C3]*[.T3])" office:value-type="float" office:value="5.33333333333333">
            <text:p>5,3333333333</text:p>
          </table:table-cell>
          <table:table-cell table:formula="of:=IF([.U3]=&quot;&quot;;&quot;&quot;;[.$B3]*[.$C3]*[.U3])" office:value-type="float" office:value="4">
            <text:p>4</text:p>
          </table:table-cell>
          <table:table-cell table:formula="of:=IF([.V3]=&quot;&quot;;&quot;&quot;;[.$B3]*[.$C3]*[.V3])" office:value-type="float" office:value="4">
            <text:p>4</text:p>
          </table:table-cell>
          <table:table-cell table:formula="of:=IF([.W3]=&quot;&quot;;&quot;&quot;;[.$B3]*[.$C3]*[.W3])" office:value-type="float" office:value="2.66666666666667">
            <text:p>2,6666666667</text:p>
          </table:table-cell>
          <table:table-cell table:formula="of:=IF([.X3]=&quot;&quot;;&quot;&quot;;[.$B3]*[.$C3]*[.X3])" office:value-type="float" office:value="2.66666666666667">
            <text:p>2,6666666667</text:p>
          </table:table-cell>
          <table:table-cell table:formula="of:=IF([.Y3]=&quot;&quot;;&quot;&quot;;[.$B3]*[.$C3]*[.Y3])" office:value-type="float" office:value="1.33333333333333">
            <text:p>1,3333333333</text:p>
          </table:table-cell>
          <table:table-cell/>
          <table:table-cell table:formula="of:=ROUND(SUM([.AA3:.AJ3]))" office:value-type="float" office:value="45">
            <text:p>45</text:p>
          </table:table-cell>
          <table:table-cell table:formula="of:=REPT(&quot;|&quot;;[.AL3])" office:value-type="string" office:string-value="|||||||||||||||||||||||||||||||||||||||||||||">
            <text:p>|||||||||||||||||||||||||||||||||||||||||||||</text:p>
          </table:table-cell>
        </table:table-row>
        <table:table-row table:style-name="ro1">
          <table:table-cell office:value-type="string">
            <text:p>Rifle</text:p>
          </table:table-cell>
          <table:table-cell table:number-columns-repeated="2" office:value-type="float" office:value="3">
            <text:p>3</text:p>
          </table:table-cell>
          <table:table-cell table:style-name="ce3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style-name="ce3"/>
          <table:table-cell table:style-name="ce5" table:formula="of:=IF([.E4]=&quot;&quot;;&quot;&quot;;1-(([.E4]-1)/6))" office:value-type="percentage" office:value="0.5">
            <text:p>50%</text:p>
          </table:table-cell>
          <table:table-cell table:style-name="ce5" table:formula="of:=IF([.F4]=&quot;&quot;;&quot;&quot;;1-(([.F4]-1)/6))" office:value-type="percentage" office:value="0.666666666666667">
            <text:p>67%</text:p>
          </table:table-cell>
          <table:table-cell table:style-name="ce5" table:formula="of:=IF([.G4]=&quot;&quot;;&quot;&quot;;1-(([.G4]-1)/6))" office:value-type="percentage" office:value="0.833333333333333">
            <text:p>83%</text:p>
          </table:table-cell>
          <table:table-cell table:style-name="ce5" table:formula="of:=IF([.H4]=&quot;&quot;;&quot;&quot;;1-(([.H4]-1)/6))" office:value-type="percentage" office:value="0.833333333333333">
            <text:p>83%</text:p>
          </table:table-cell>
          <table:table-cell table:style-name="ce5" table:formula="of:=IF([.I4]=&quot;&quot;;&quot;&quot;;1-(([.I4]-1)/6))" office:value-type="percentage" office:value="0.833333333333333">
            <text:p>83%</text:p>
          </table:table-cell>
          <table:table-cell table:style-name="ce5" table:formula="of:=IF([.J4]=&quot;&quot;;&quot;&quot;;1-(([.J4]-1)/6))" office:value-type="percentage" office:value="0.666666666666667">
            <text:p>67%</text:p>
          </table:table-cell>
          <table:table-cell table:style-name="ce5" table:formula="of:=IF([.K4]=&quot;&quot;;&quot;&quot;;1-(([.K4]-1)/6))" office:value-type="percentage" office:value="0.666666666666667">
            <text:p>67%</text:p>
          </table:table-cell>
          <table:table-cell table:style-name="ce5" table:formula="of:=IF([.L4]=&quot;&quot;;&quot;&quot;;1-(([.L4]-1)/6))" office:value-type="percentage" office:value="0.666666666666667">
            <text:p>67%</text:p>
          </table:table-cell>
          <table:table-cell table:style-name="ce5" table:formula="of:=IF([.M4]=&quot;&quot;;&quot;&quot;;1-(([.M4]-1)/6))" office:value-type="percentage" office:value="0.5">
            <text:p>50%</text:p>
          </table:table-cell>
          <table:table-cell table:style-name="ce5" table:formula="of:=IF([.N4]=&quot;&quot;;&quot;&quot;;1-(([.N4]-1)/6))" office:value-type="percentage" office:value="0.5">
            <text:p>50%</text:p>
          </table:table-cell>
          <table:table-cell/>
          <table:table-cell table:formula="of:=IF([.P4]=&quot;&quot;;&quot;&quot;;[.$B4]*[.$C4]*[.P4])" office:value-type="float" office:value="4.5">
            <text:p>4,5</text:p>
          </table:table-cell>
          <table:table-cell table:formula="of:=IF([.Q4]=&quot;&quot;;&quot;&quot;;[.$B4]*[.$C4]*[.Q4])" office:value-type="float" office:value="6">
            <text:p>6</text:p>
          </table:table-cell>
          <table:table-cell table:formula="of:=IF([.R4]=&quot;&quot;;&quot;&quot;;[.$B4]*[.$C4]*[.R4])" office:value-type="float" office:value="7.5">
            <text:p>7,5</text:p>
          </table:table-cell>
          <table:table-cell table:formula="of:=IF([.S4]=&quot;&quot;;&quot;&quot;;[.$B4]*[.$C4]*[.S4])" office:value-type="float" office:value="7.5">
            <text:p>7,5</text:p>
          </table:table-cell>
          <table:table-cell table:formula="of:=IF([.T4]=&quot;&quot;;&quot;&quot;;[.$B4]*[.$C4]*[.T4])" office:value-type="float" office:value="7.5">
            <text:p>7,5</text:p>
          </table:table-cell>
          <table:table-cell table:formula="of:=IF([.U4]=&quot;&quot;;&quot;&quot;;[.$B4]*[.$C4]*[.U4])" office:value-type="float" office:value="6">
            <text:p>6</text:p>
          </table:table-cell>
          <table:table-cell table:formula="of:=IF([.V4]=&quot;&quot;;&quot;&quot;;[.$B4]*[.$C4]*[.V4])" office:value-type="float" office:value="6">
            <text:p>6</text:p>
          </table:table-cell>
          <table:table-cell table:formula="of:=IF([.W4]=&quot;&quot;;&quot;&quot;;[.$B4]*[.$C4]*[.W4])" office:value-type="float" office:value="6">
            <text:p>6</text:p>
          </table:table-cell>
          <table:table-cell table:formula="of:=IF([.X4]=&quot;&quot;;&quot;&quot;;[.$B4]*[.$C4]*[.X4])" office:value-type="float" office:value="4.5">
            <text:p>4,5</text:p>
          </table:table-cell>
          <table:table-cell table:formula="of:=IF([.Y4]=&quot;&quot;;&quot;&quot;;[.$B4]*[.$C4]*[.Y4])" office:value-type="float" office:value="4.5">
            <text:p>4,5</text:p>
          </table:table-cell>
          <table:table-cell/>
          <table:table-cell table:formula="of:=ROUND(SUM([.AA4:.AJ4]))" office:value-type="float" office:value="60">
            <text:p>60</text:p>
          </table:table-cell>
          <table:table-cell table:formula="of:=REPT(&quot;|&quot;;[.AL4])" office:value-type="string" office:string-value="||||||||||||||||||||||||||||||||||||||||||||||||||||||||||||">
            <text:p>||||||||||||||||||||||||||||||||||||||||||||||||||||||||||||</text:p>
          </table:table-cell>
        </table:table-row>
        <table:table-row table:style-name="ro1">
          <table:table-cell office:value-type="string">
            <text:p>Shotgu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/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3"/>
          <table:table-cell table:style-name="ce5" table:formula="of:=IF([.E5]=&quot;&quot;;&quot;&quot;;1-(([.E5]-1)/6))" office:value-type="percentage" office:value="0.833333333333333">
            <text:p>83%</text:p>
          </table:table-cell>
          <table:table-cell table:style-name="ce5" table:formula="of:=IF([.F5]=&quot;&quot;;&quot;&quot;;1-(([.F5]-1)/6))" office:value-type="percentage" office:value="0.833333333333333">
            <text:p>83%</text:p>
          </table:table-cell>
          <table:table-cell table:style-name="ce5" table:formula="of:=IF([.G5]=&quot;&quot;;&quot;&quot;;1-(([.G5]-1)/6))" office:value-type="percentage" office:value="0.666666666666667">
            <text:p>67%</text:p>
          </table:table-cell>
          <table:table-cell table:style-name="ce5" table:formula="of:=IF([.H5]=&quot;&quot;;&quot;&quot;;1-(([.H5]-1)/6))" office:value-type="percentage" office:value="0.666666666666667">
            <text:p>67%</text:p>
          </table:table-cell>
          <table:table-cell table:style-name="ce5" table:formula="of:=IF([.I5]=&quot;&quot;;&quot;&quot;;1-(([.I5]-1)/6))" office:value-type="percentage" office:value="0.5">
            <text:p>50%</text:p>
          </table:table-cell>
          <table:table-cell table:style-name="ce5" table:formula="of:=IF([.J5]=&quot;&quot;;&quot;&quot;;1-(([.J5]-1)/6))" office:value-type="percentage" office:value="0.333333333333333">
            <text:p>33%</text:p>
          </table:table-cell>
          <table:table-cell table:style-name="ce5" table:formula="of:=IF([.K5]=&quot;&quot;;&quot;&quot;;1-(([.K5]-1)/6))" office:value-type="percentage" office:value="0.166666666666667">
            <text:p>17%</text:p>
          </table:table-cell>
          <table:table-cell table:style-name="ce5" table:formula="of:=IF([.L5]=&quot;&quot;;&quot;&quot;;1-(([.L5]-1)/6))">
            <text:p/>
          </table:table-cell>
          <table:table-cell table:style-name="ce5" table:formula="of:=IF([.M5]=&quot;&quot;;&quot;&quot;;1-(([.M5]-1)/6))">
            <text:p/>
          </table:table-cell>
          <table:table-cell table:style-name="ce5" table:formula="of:=IF([.N5]=&quot;&quot;;&quot;&quot;;1-(([.N5]-1)/6))">
            <text:p/>
          </table:table-cell>
          <table:table-cell/>
          <table:table-cell table:formula="of:=IF([.P5]=&quot;&quot;;&quot;&quot;;[.$B5]*[.$C5]*[.P5])" office:value-type="float" office:value="8.33333333333333">
            <text:p>8,3333333333</text:p>
          </table:table-cell>
          <table:table-cell table:formula="of:=IF([.Q5]=&quot;&quot;;&quot;&quot;;[.$B5]*[.$C5]*[.Q5])" office:value-type="float" office:value="8.33333333333333">
            <text:p>8,3333333333</text:p>
          </table:table-cell>
          <table:table-cell table:formula="of:=IF([.R5]=&quot;&quot;;&quot;&quot;;[.$B5]*[.$C5]*[.R5])" office:value-type="float" office:value="6.66666666666667">
            <text:p>6,6666666667</text:p>
          </table:table-cell>
          <table:table-cell table:formula="of:=IF([.S5]=&quot;&quot;;&quot;&quot;;[.$B5]*[.$C5]*[.S5])" office:value-type="float" office:value="6.66666666666667">
            <text:p>6,6666666667</text:p>
          </table:table-cell>
          <table:table-cell table:formula="of:=IF([.T5]=&quot;&quot;;&quot;&quot;;[.$B5]*[.$C5]*[.T5])" office:value-type="float" office:value="5">
            <text:p>5</text:p>
          </table:table-cell>
          <table:table-cell table:formula="of:=IF([.U5]=&quot;&quot;;&quot;&quot;;[.$B5]*[.$C5]*[.U5])" office:value-type="float" office:value="3.33333333333333">
            <text:p>3,3333333333</text:p>
          </table:table-cell>
          <table:table-cell table:formula="of:=IF([.V5]=&quot;&quot;;&quot;&quot;;[.$B5]*[.$C5]*[.V5])" office:value-type="float" office:value="1.66666666666667">
            <text:p>1,6666666667</text:p>
          </table:table-cell>
          <table:table-cell table:formula="of:=IF([.W5]=&quot;&quot;;&quot;&quot;;[.$B5]*[.$C5]*[.W5])">
            <text:p/>
          </table:table-cell>
          <table:table-cell table:formula="of:=IF([.X5]=&quot;&quot;;&quot;&quot;;[.$B5]*[.$C5]*[.X5])">
            <text:p/>
          </table:table-cell>
          <table:table-cell table:formula="of:=IF([.Y5]=&quot;&quot;;&quot;&quot;;[.$B5]*[.$C5]*[.Y5])">
            <text:p/>
          </table:table-cell>
          <table:table-cell/>
          <table:table-cell table:formula="of:=ROUND(SUM([.AA5:.AJ5]))" office:value-type="float" office:value="40">
            <text:p>40</text:p>
          </table:table-cell>
          <table:table-cell table:formula="of:=REPT(&quot;|&quot;;[.AL5])" office:value-type="string" office:string-value="||||||||||||||||||||||||||||||||||||||||">
            <text:p>||||||||||||||||||||||||||||||||||||||||</text:p>
          </table:table-cell>
        </table:table-row>
        <table:table-row table:style-name="ro1">
          <table:table-cell office:value-type="string">
            <text:p>Sniper Rifl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3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3"/>
          <table:table-cell table:style-name="ce5" table:formula="of:=IF([.E6]=&quot;&quot;;&quot;&quot;;1-(([.E6]-1)/6))" office:value-type="percentage" office:value="0.166666666666667">
            <text:p>17%</text:p>
          </table:table-cell>
          <table:table-cell table:style-name="ce5" table:formula="of:=IF([.F6]=&quot;&quot;;&quot;&quot;;1-(([.F6]-1)/6))" office:value-type="percentage" office:value="0.333333333333333">
            <text:p>33%</text:p>
          </table:table-cell>
          <table:table-cell table:style-name="ce5" table:formula="of:=IF([.G6]=&quot;&quot;;&quot;&quot;;1-(([.G6]-1)/6))" office:value-type="percentage" office:value="0.5">
            <text:p>50%</text:p>
          </table:table-cell>
          <table:table-cell table:style-name="ce5" table:formula="of:=IF([.H6]=&quot;&quot;;&quot;&quot;;1-(([.H6]-1)/6))" office:value-type="percentage" office:value="0.5">
            <text:p>50%</text:p>
          </table:table-cell>
          <table:table-cell table:style-name="ce5" table:formula="of:=IF([.I6]=&quot;&quot;;&quot;&quot;;1-(([.I6]-1)/6))" office:value-type="percentage" office:value="0.666666666666667">
            <text:p>67%</text:p>
          </table:table-cell>
          <table:table-cell table:style-name="ce5" table:formula="of:=IF([.J6]=&quot;&quot;;&quot;&quot;;1-(([.J6]-1)/6))" office:value-type="percentage" office:value="0.666666666666667">
            <text:p>67%</text:p>
          </table:table-cell>
          <table:table-cell table:style-name="ce5" table:formula="of:=IF([.K6]=&quot;&quot;;&quot;&quot;;1-(([.K6]-1)/6))" office:value-type="percentage" office:value="0.833333333333333">
            <text:p>83%</text:p>
          </table:table-cell>
          <table:table-cell table:style-name="ce5" table:formula="of:=IF([.L6]=&quot;&quot;;&quot;&quot;;1-(([.L6]-1)/6))" office:value-type="percentage" office:value="0.833333333333333">
            <text:p>83%</text:p>
          </table:table-cell>
          <table:table-cell table:style-name="ce5" table:formula="of:=IF([.M6]=&quot;&quot;;&quot;&quot;;1-(([.M6]-1)/6))" office:value-type="percentage" office:value="0.666666666666667">
            <text:p>67%</text:p>
          </table:table-cell>
          <table:table-cell table:style-name="ce5" table:formula="of:=IF([.N6]=&quot;&quot;;&quot;&quot;;1-(([.N6]-1)/6))" office:value-type="percentage" office:value="0.5">
            <text:p>50%</text:p>
          </table:table-cell>
          <table:table-cell/>
          <table:table-cell table:formula="of:=IF([.P6]=&quot;&quot;;&quot;&quot;;[.$B6]*[.$C6]*[.P6])" office:value-type="float" office:value="1.33333333333333">
            <text:p>1,3333333333</text:p>
          </table:table-cell>
          <table:table-cell table:formula="of:=IF([.Q6]=&quot;&quot;;&quot;&quot;;[.$B6]*[.$C6]*[.Q6])" office:value-type="float" office:value="2.66666666666667">
            <text:p>2,6666666667</text:p>
          </table:table-cell>
          <table:table-cell table:formula="of:=IF([.R6]=&quot;&quot;;&quot;&quot;;[.$B6]*[.$C6]*[.R6])" office:value-type="float" office:value="4">
            <text:p>4</text:p>
          </table:table-cell>
          <table:table-cell table:formula="of:=IF([.S6]=&quot;&quot;;&quot;&quot;;[.$B6]*[.$C6]*[.S6])" office:value-type="float" office:value="4">
            <text:p>4</text:p>
          </table:table-cell>
          <table:table-cell table:formula="of:=IF([.T6]=&quot;&quot;;&quot;&quot;;[.$B6]*[.$C6]*[.T6])" office:value-type="float" office:value="5.33333333333333">
            <text:p>5,3333333333</text:p>
          </table:table-cell>
          <table:table-cell table:formula="of:=IF([.U6]=&quot;&quot;;&quot;&quot;;[.$B6]*[.$C6]*[.U6])" office:value-type="float" office:value="5.33333333333333">
            <text:p>5,3333333333</text:p>
          </table:table-cell>
          <table:table-cell table:formula="of:=IF([.V6]=&quot;&quot;;&quot;&quot;;[.$B6]*[.$C6]*[.V6])" office:value-type="float" office:value="6.66666666666667">
            <text:p>6,6666666667</text:p>
          </table:table-cell>
          <table:table-cell table:formula="of:=IF([.W6]=&quot;&quot;;&quot;&quot;;[.$B6]*[.$C6]*[.W6])" office:value-type="float" office:value="6.66666666666667">
            <text:p>6,6666666667</text:p>
          </table:table-cell>
          <table:table-cell table:formula="of:=IF([.X6]=&quot;&quot;;&quot;&quot;;[.$B6]*[.$C6]*[.X6])" office:value-type="float" office:value="5.33333333333333">
            <text:p>5,3333333333</text:p>
          </table:table-cell>
          <table:table-cell table:formula="of:=IF([.Y6]=&quot;&quot;;&quot;&quot;;[.$B6]*[.$C6]*[.Y6])" office:value-type="float" office:value="4">
            <text:p>4</text:p>
          </table:table-cell>
          <table:table-cell/>
          <table:table-cell table:formula="of:=ROUND(SUM([.AA6:.AJ6]))" office:value-type="float" office:value="45">
            <text:p>45</text:p>
          </table:table-cell>
          <table:table-cell table:formula="of:=REPT(&quot;|&quot;;[.AL6])" office:value-type="string" office:string-value="|||||||||||||||||||||||||||||||||||||||||||||">
            <text:p>|||||||||||||||||||||||||||||||||||||||||||||</text:p>
          </table:table-cell>
        </table:table-row>
        <table:table-row table:style-name="ro1">
          <table:table-cell office:value-type="string">
            <text:p>Machine Gu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3"/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style-name="ce3"/>
          <table:table-cell table:style-name="ce5" table:formula="of:=IF([.E7]=&quot;&quot;;&quot;&quot;;1-(([.E7]-1)/6))" office:value-type="percentage" office:value="0.666666666666667">
            <text:p>67%</text:p>
          </table:table-cell>
          <table:table-cell table:style-name="ce5" table:formula="of:=IF([.F7]=&quot;&quot;;&quot;&quot;;1-(([.F7]-1)/6))" office:value-type="percentage" office:value="0.666666666666667">
            <text:p>67%</text:p>
          </table:table-cell>
          <table:table-cell table:style-name="ce5" table:formula="of:=IF([.G7]=&quot;&quot;;&quot;&quot;;1-(([.G7]-1)/6))" office:value-type="percentage" office:value="0.5">
            <text:p>50%</text:p>
          </table:table-cell>
          <table:table-cell table:style-name="ce5" table:formula="of:=IF([.H7]=&quot;&quot;;&quot;&quot;;1-(([.H7]-1)/6))" office:value-type="percentage" office:value="0.5">
            <text:p>50%</text:p>
          </table:table-cell>
          <table:table-cell table:style-name="ce5" table:formula="of:=IF([.I7]=&quot;&quot;;&quot;&quot;;1-(([.I7]-1)/6))" office:value-type="percentage" office:value="0.333333333333333">
            <text:p>33%</text:p>
          </table:table-cell>
          <table:table-cell table:style-name="ce5" table:formula="of:=IF([.J7]=&quot;&quot;;&quot;&quot;;1-(([.J7]-1)/6))" office:value-type="percentage" office:value="0.333333333333333">
            <text:p>33%</text:p>
          </table:table-cell>
          <table:table-cell table:style-name="ce5" table:formula="of:=IF([.K7]=&quot;&quot;;&quot;&quot;;1-(([.K7]-1)/6))" office:value-type="percentage" office:value="0.166666666666667">
            <text:p>17%</text:p>
          </table:table-cell>
          <table:table-cell table:style-name="ce5" table:formula="of:=IF([.L7]=&quot;&quot;;&quot;&quot;;1-(([.L7]-1)/6))" office:value-type="percentage" office:value="0.166666666666667">
            <text:p>17%</text:p>
          </table:table-cell>
          <table:table-cell table:style-name="ce5" table:formula="of:=IF([.M7]=&quot;&quot;;&quot;&quot;;1-(([.M7]-1)/6))">
            <text:p/>
          </table:table-cell>
          <table:table-cell table:style-name="ce5" table:formula="of:=IF([.N7]=&quot;&quot;;&quot;&quot;;1-(([.N7]-1)/6))">
            <text:p/>
          </table:table-cell>
          <table:table-cell/>
          <table:table-cell table:formula="of:=IF([.P7]=&quot;&quot;;&quot;&quot;;[.$B7]*[.$C7]*[.P7])" office:value-type="float" office:value="4">
            <text:p>4</text:p>
          </table:table-cell>
          <table:table-cell table:formula="of:=IF([.Q7]=&quot;&quot;;&quot;&quot;;[.$B7]*[.$C7]*[.Q7])" office:value-type="float" office:value="4">
            <text:p>4</text:p>
          </table:table-cell>
          <table:table-cell table:formula="of:=IF([.R7]=&quot;&quot;;&quot;&quot;;[.$B7]*[.$C7]*[.R7])" office:value-type="float" office:value="3">
            <text:p>3</text:p>
          </table:table-cell>
          <table:table-cell table:formula="of:=IF([.S7]=&quot;&quot;;&quot;&quot;;[.$B7]*[.$C7]*[.S7])" office:value-type="float" office:value="3">
            <text:p>3</text:p>
          </table:table-cell>
          <table:table-cell table:formula="of:=IF([.T7]=&quot;&quot;;&quot;&quot;;[.$B7]*[.$C7]*[.T7])" office:value-type="float" office:value="2">
            <text:p>2</text:p>
          </table:table-cell>
          <table:table-cell table:formula="of:=IF([.U7]=&quot;&quot;;&quot;&quot;;[.$B7]*[.$C7]*[.U7])" office:value-type="float" office:value="2">
            <text:p>2</text:p>
          </table:table-cell>
          <table:table-cell table:formula="of:=IF([.V7]=&quot;&quot;;&quot;&quot;;[.$B7]*[.$C7]*[.V7])" office:value-type="float" office:value="1">
            <text:p>1</text:p>
          </table:table-cell>
          <table:table-cell table:formula="of:=IF([.W7]=&quot;&quot;;&quot;&quot;;[.$B7]*[.$C7]*[.W7])" office:value-type="float" office:value="1">
            <text:p>1</text:p>
          </table:table-cell>
          <table:table-cell table:formula="of:=IF([.X7]=&quot;&quot;;&quot;&quot;;[.$B7]*[.$C7]*[.X7])">
            <text:p/>
          </table:table-cell>
          <table:table-cell table:formula="of:=IF([.Y7]=&quot;&quot;;&quot;&quot;;[.$B7]*[.$C7]*[.Y7])">
            <text:p/>
          </table:table-cell>
          <table:table-cell/>
          <table:table-cell table:formula="of:=ROUND(SUM([.AA7:.AJ7]))" office:value-type="float" office:value="20">
            <text:p>20</text:p>
          </table:table-cell>
          <table:table-cell table:formula="of:=REPT(&quot;|&quot;;[.AL7])" office:value-type="string" office:string-value="||||||||||||||||||||">
            <text:p>||||||||||||||||||||</text:p>
          </table:table-cell>
        </table:table-row>
        <table:table-row table:style-name="ro1">
          <table:table-cell table:number-columns-repeated="25"/>
          <table:table-cell table:style-name="Default"/>
          <table:table-cell table:number-columns-repeated="13"/>
        </table:table-row>
        <table:table-row table:style-name="ro1">
          <table:table-cell table:style-name="ce1" office:value-type="string">
            <text:p>Rebalanced</text:p>
          </table:table-cell>
          <table:table-cell table:style-name="ce1" table:number-columns-repeated="2"/>
          <table:table-cell table:style-name="ce3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3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Pistol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3"/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3"/>
          <table:table-cell table:style-name="ce5" table:formula="of:=IF([.E10]=&quot;&quot;;&quot;&quot;;1-(([.E10]-1)/6))" office:value-type="percentage" office:value="0.833333333333333">
            <text:p>83%</text:p>
          </table:table-cell>
          <table:table-cell table:style-name="ce5" table:formula="of:=IF([.F10]=&quot;&quot;;&quot;&quot;;1-(([.F10]-1)/6))" office:value-type="percentage" office:value="0.833333333333333">
            <text:p>83%</text:p>
          </table:table-cell>
          <table:table-cell table:style-name="ce5" table:formula="of:=IF([.G10]=&quot;&quot;;&quot;&quot;;1-(([.G10]-1)/6))" office:value-type="percentage" office:value="0.833333333333333">
            <text:p>83%</text:p>
          </table:table-cell>
          <table:table-cell table:style-name="ce5" table:formula="of:=IF([.H10]=&quot;&quot;;&quot;&quot;;1-(([.H10]-1)/6))" office:value-type="percentage" office:value="0.666666666666667">
            <text:p>67%</text:p>
          </table:table-cell>
          <table:table-cell table:style-name="ce5" table:formula="of:=IF([.I10]=&quot;&quot;;&quot;&quot;;1-(([.I10]-1)/6))" office:value-type="percentage" office:value="0.666666666666667">
            <text:p>67%</text:p>
          </table:table-cell>
          <table:table-cell table:style-name="ce5" table:formula="of:=IF([.J10]=&quot;&quot;;&quot;&quot;;1-(([.J10]-1)/6))" office:value-type="percentage" office:value="0.5">
            <text:p>50%</text:p>
          </table:table-cell>
          <table:table-cell table:style-name="ce5" table:formula="of:=IF([.K10]=&quot;&quot;;&quot;&quot;;1-(([.K10]-1)/6))" office:value-type="percentage" office:value="0.5">
            <text:p>50%</text:p>
          </table:table-cell>
          <table:table-cell table:style-name="ce5" table:formula="of:=IF([.L10]=&quot;&quot;;&quot;&quot;;1-(([.L10]-1)/6))" office:value-type="percentage" office:value="0.333333333333333">
            <text:p>33%</text:p>
          </table:table-cell>
          <table:table-cell table:style-name="ce5" table:formula="of:=IF([.M10]=&quot;&quot;;&quot;&quot;;1-(([.M10]-1)/6))" office:value-type="percentage" office:value="0.333333333333333">
            <text:p>33%</text:p>
          </table:table-cell>
          <table:table-cell table:style-name="ce5" table:formula="of:=IF([.N10]=&quot;&quot;;&quot;&quot;;1-(([.N10]-1)/6))" office:value-type="percentage" office:value="0.166666666666667">
            <text:p>17%</text:p>
          </table:table-cell>
          <table:table-cell/>
          <table:table-cell table:formula="of:=ROUNDUP(IF([.P10]=&quot;&quot;;&quot;&quot;;[.$B10]*[.$C10]*[.P10]);1)" office:value-type="float" office:value="5.9">
            <text:p>5,9</text:p>
          </table:table-cell>
          <table:table-cell table:formula="of:=ROUNDUP(IF([.Q10]=&quot;&quot;;&quot;&quot;;[.$B10]*[.$C10]*[.Q10]);1)" office:value-type="float" office:value="5.9">
            <text:p>5,9</text:p>
          </table:table-cell>
          <table:table-cell table:formula="of:=ROUNDUP(IF([.R10]=&quot;&quot;;&quot;&quot;;[.$B10]*[.$C10]*[.R10]);1)" office:value-type="float" office:value="5.9">
            <text:p>5,9</text:p>
          </table:table-cell>
          <table:table-cell table:formula="of:=ROUNDUP(IF([.S10]=&quot;&quot;;&quot;&quot;;[.$B10]*[.$C10]*[.S10]);1)" office:value-type="float" office:value="4.7">
            <text:p>4,7</text:p>
          </table:table-cell>
          <table:table-cell table:formula="of:=ROUNDUP(IF([.T10]=&quot;&quot;;&quot;&quot;;[.$B10]*[.$C10]*[.T10]);1)" office:value-type="float" office:value="4.7">
            <text:p>4,7</text:p>
          </table:table-cell>
          <table:table-cell table:formula="of:=ROUNDUP(IF([.U10]=&quot;&quot;;&quot;&quot;;[.$B10]*[.$C10]*[.U10]);1)" office:value-type="float" office:value="3.5">
            <text:p>3,5</text:p>
          </table:table-cell>
          <table:table-cell table:formula="of:=ROUNDUP(IF([.V10]=&quot;&quot;;&quot;&quot;;[.$B10]*[.$C10]*[.V10]);1)" office:value-type="float" office:value="3.5">
            <text:p>3,5</text:p>
          </table:table-cell>
          <table:table-cell table:formula="of:=ROUNDUP(IF([.W10]=&quot;&quot;;&quot;&quot;;[.$B10]*[.$C10]*[.W10]);1)" office:value-type="float" office:value="2.4">
            <text:p>2,4</text:p>
          </table:table-cell>
          <table:table-cell table:formula="of:=ROUNDUP(IF([.X10]=&quot;&quot;;&quot;&quot;;[.$B10]*[.$C10]*[.X10]);1)" office:value-type="float" office:value="2.4">
            <text:p>2,4</text:p>
          </table:table-cell>
          <table:table-cell table:formula="of:=ROUNDUP(IF([.Y10]=&quot;&quot;;&quot;&quot;;[.$B10]*[.$C10]*[.Y10]);1)" office:value-type="float" office:value="1.2">
            <text:p>1,2</text:p>
          </table:table-cell>
          <table:table-cell/>
          <table:table-cell table:formula="of:=ROUND(SUM([.AA10:.AJ10]))" office:value-type="float" office:value="40">
            <text:p>40</text:p>
          </table:table-cell>
          <table:table-cell table:formula="of:=REPT(&quot;|&quot;;[.AL10])" office:value-type="string" office:string-value="||||||||||||||||||||||||||||||||||||||||">
            <text:p>||||||||||||||||||||||||||||||||||||||||</text:p>
          </table:table-cell>
        </table:table-row>
        <table:table-row table:style-name="ro1">
          <table:table-cell office:value-type="string">
            <text:p>Rifle</text:p>
          </table:table-cell>
          <table:table-cell table:number-columns-repeated="2" office:value-type="float" office:value="3">
            <text:p>3</text:p>
          </table:table-cell>
          <table:table-cell table:style-name="ce3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style-name="ce3"/>
          <table:table-cell table:style-name="ce5" table:formula="of:=IF([.E11]=&quot;&quot;;&quot;&quot;;1-(([.E11]-1)/6))" office:value-type="percentage" office:value="0.5">
            <text:p>50%</text:p>
          </table:table-cell>
          <table:table-cell table:style-name="ce5" table:formula="of:=IF([.F11]=&quot;&quot;;&quot;&quot;;1-(([.F11]-1)/6))" office:value-type="percentage" office:value="0.666666666666667">
            <text:p>67%</text:p>
          </table:table-cell>
          <table:table-cell table:style-name="ce5" table:formula="of:=IF([.G11]=&quot;&quot;;&quot;&quot;;1-(([.G11]-1)/6))" office:value-type="percentage" office:value="0.833333333333333">
            <text:p>83%</text:p>
          </table:table-cell>
          <table:table-cell table:style-name="ce5" table:formula="of:=IF([.H11]=&quot;&quot;;&quot;&quot;;1-(([.H11]-1)/6))" office:value-type="percentage" office:value="0.666666666666667">
            <text:p>67%</text:p>
          </table:table-cell>
          <table:table-cell table:style-name="ce5" table:formula="of:=IF([.I11]=&quot;&quot;;&quot;&quot;;1-(([.I11]-1)/6))" office:value-type="percentage" office:value="0.666666666666667">
            <text:p>67%</text:p>
          </table:table-cell>
          <table:table-cell table:style-name="ce5" table:formula="of:=IF([.J11]=&quot;&quot;;&quot;&quot;;1-(([.J11]-1)/6))" office:value-type="percentage" office:value="0.666666666666667">
            <text:p>67%</text:p>
          </table:table-cell>
          <table:table-cell table:style-name="ce5" table:formula="of:=IF([.K11]=&quot;&quot;;&quot;&quot;;1-(([.K11]-1)/6))" office:value-type="percentage" office:value="0.666666666666667">
            <text:p>67%</text:p>
          </table:table-cell>
          <table:table-cell table:style-name="ce5" table:formula="of:=IF([.L11]=&quot;&quot;;&quot;&quot;;1-(([.L11]-1)/6))" office:value-type="percentage" office:value="0.666666666666667">
            <text:p>67%</text:p>
          </table:table-cell>
          <table:table-cell table:style-name="ce5" table:formula="of:=IF([.M11]=&quot;&quot;;&quot;&quot;;1-(([.M11]-1)/6))" office:value-type="percentage" office:value="0.5">
            <text:p>50%</text:p>
          </table:table-cell>
          <table:table-cell table:style-name="ce5" table:formula="of:=IF([.N11]=&quot;&quot;;&quot;&quot;;1-(([.N11]-1)/6))" office:value-type="percentage" office:value="0.5">
            <text:p>50%</text:p>
          </table:table-cell>
          <table:table-cell/>
          <table:table-cell table:formula="of:=ROUNDUP(IF([.P11]=&quot;&quot;;&quot;&quot;;[.$B11]*[.$C11]*[.P11]);1)" office:value-type="float" office:value="4.5">
            <text:p>4,5</text:p>
          </table:table-cell>
          <table:table-cell table:formula="of:=ROUNDUP(IF([.Q11]=&quot;&quot;;&quot;&quot;;[.$B11]*[.$C11]*[.Q11]);1)" office:value-type="float" office:value="6">
            <text:p>6</text:p>
          </table:table-cell>
          <table:table-cell table:formula="of:=ROUNDUP(IF([.R11]=&quot;&quot;;&quot;&quot;;[.$B11]*[.$C11]*[.R11]);1)" office:value-type="float" office:value="7.5">
            <text:p>7,5</text:p>
          </table:table-cell>
          <table:table-cell table:formula="of:=ROUNDUP(IF([.S11]=&quot;&quot;;&quot;&quot;;[.$B11]*[.$C11]*[.S11]);1)" office:value-type="float" office:value="6">
            <text:p>6</text:p>
          </table:table-cell>
          <table:table-cell table:formula="of:=ROUNDUP(IF([.T11]=&quot;&quot;;&quot;&quot;;[.$B11]*[.$C11]*[.T11]);1)" office:value-type="float" office:value="6">
            <text:p>6</text:p>
          </table:table-cell>
          <table:table-cell table:formula="of:=ROUNDUP(IF([.U11]=&quot;&quot;;&quot;&quot;;[.$B11]*[.$C11]*[.U11]);1)" office:value-type="float" office:value="6">
            <text:p>6</text:p>
          </table:table-cell>
          <table:table-cell table:formula="of:=ROUNDUP(IF([.V11]=&quot;&quot;;&quot;&quot;;[.$B11]*[.$C11]*[.V11]);1)" office:value-type="float" office:value="6">
            <text:p>6</text:p>
          </table:table-cell>
          <table:table-cell table:formula="of:=ROUNDUP(IF([.W11]=&quot;&quot;;&quot;&quot;;[.$B11]*[.$C11]*[.W11]);1)" office:value-type="float" office:value="6">
            <text:p>6</text:p>
          </table:table-cell>
          <table:table-cell table:formula="of:=ROUNDUP(IF([.X11]=&quot;&quot;;&quot;&quot;;[.$B11]*[.$C11]*[.X11]);1)" office:value-type="float" office:value="4.5">
            <text:p>4,5</text:p>
          </table:table-cell>
          <table:table-cell table:formula="of:=ROUNDUP(IF([.Y11]=&quot;&quot;;&quot;&quot;;[.$B11]*[.$C11]*[.Y11]);1)" office:value-type="float" office:value="4.5">
            <text:p>4,5</text:p>
          </table:table-cell>
          <table:table-cell/>
          <table:table-cell table:formula="of:=ROUND(SUM([.AA11:.AJ11]))" office:value-type="float" office:value="57">
            <text:p>57</text:p>
          </table:table-cell>
          <table:table-cell table:formula="of:=REPT(&quot;|&quot;;[.AL11])" office:value-type="string" office:string-value="|||||||||||||||||||||||||||||||||||||||||||||||||||||||||">
            <text:p>|||||||||||||||||||||||||||||||||||||||||||||||||||||||||</text:p>
          </table:table-cell>
        </table:table-row>
        <table:table-row table:style-name="ro1">
          <table:table-cell office:value-type="string">
            <text:p>Shotgu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/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3"/>
          <table:table-cell table:style-name="ce5" table:formula="of:=IF([.E12]=&quot;&quot;;&quot;&quot;;1-(([.E12]-1)/6))" office:value-type="percentage" office:value="0.833333333333333">
            <text:p>83%</text:p>
          </table:table-cell>
          <table:table-cell table:style-name="ce5" table:formula="of:=IF([.F12]=&quot;&quot;;&quot;&quot;;1-(([.F12]-1)/6))" office:value-type="percentage" office:value="0.833333333333333">
            <text:p>83%</text:p>
          </table:table-cell>
          <table:table-cell table:style-name="ce5" table:formula="of:=IF([.G12]=&quot;&quot;;&quot;&quot;;1-(([.G12]-1)/6))" office:value-type="percentage" office:value="0.666666666666667">
            <text:p>67%</text:p>
          </table:table-cell>
          <table:table-cell table:style-name="ce5" table:formula="of:=IF([.H12]=&quot;&quot;;&quot;&quot;;1-(([.H12]-1)/6))" office:value-type="percentage" office:value="0.666666666666667">
            <text:p>67%</text:p>
          </table:table-cell>
          <table:table-cell table:style-name="ce5" table:formula="of:=IF([.I12]=&quot;&quot;;&quot;&quot;;1-(([.I12]-1)/6))" office:value-type="percentage" office:value="0.5">
            <text:p>50%</text:p>
          </table:table-cell>
          <table:table-cell table:style-name="ce5" table:formula="of:=IF([.J12]=&quot;&quot;;&quot;&quot;;1-(([.J12]-1)/6))" office:value-type="percentage" office:value="0.333333333333333">
            <text:p>33%</text:p>
          </table:table-cell>
          <table:table-cell table:style-name="ce5" table:formula="of:=IF([.K12]=&quot;&quot;;&quot;&quot;;1-(([.K12]-1)/6))" office:value-type="percentage" office:value="0.166666666666667">
            <text:p>17%</text:p>
          </table:table-cell>
          <table:table-cell table:style-name="ce5" table:formula="of:=IF([.L12]=&quot;&quot;;&quot;&quot;;1-(([.L12]-1)/6))">
            <text:p/>
          </table:table-cell>
          <table:table-cell table:style-name="ce5" table:formula="of:=IF([.M12]=&quot;&quot;;&quot;&quot;;1-(([.M12]-1)/6))">
            <text:p/>
          </table:table-cell>
          <table:table-cell table:style-name="ce5" table:formula="of:=IF([.N12]=&quot;&quot;;&quot;&quot;;1-(([.N12]-1)/6))">
            <text:p/>
          </table:table-cell>
          <table:table-cell/>
          <table:table-cell table:formula="of:=ROUNDUP(IF([.P12]=&quot;&quot;;&quot;&quot;;[.$B12]*[.$C12]*[.P12]);1)" office:value-type="float" office:value="8.4">
            <text:p>8,4</text:p>
          </table:table-cell>
          <table:table-cell table:formula="of:=ROUNDUP(IF([.Q12]=&quot;&quot;;&quot;&quot;;[.$B12]*[.$C12]*[.Q12]);1)" office:value-type="float" office:value="8.4">
            <text:p>8,4</text:p>
          </table:table-cell>
          <table:table-cell table:formula="of:=ROUNDUP(IF([.R12]=&quot;&quot;;&quot;&quot;;[.$B12]*[.$C12]*[.R12]);1)" office:value-type="float" office:value="6.7">
            <text:p>6,7</text:p>
          </table:table-cell>
          <table:table-cell table:formula="of:=ROUNDUP(IF([.S12]=&quot;&quot;;&quot;&quot;;[.$B12]*[.$C12]*[.S12]);1)" office:value-type="float" office:value="6.7">
            <text:p>6,7</text:p>
          </table:table-cell>
          <table:table-cell table:formula="of:=ROUNDUP(IF([.T12]=&quot;&quot;;&quot;&quot;;[.$B12]*[.$C12]*[.T12]);1)" office:value-type="float" office:value="5">
            <text:p>5</text:p>
          </table:table-cell>
          <table:table-cell table:formula="of:=ROUNDUP(IF([.U12]=&quot;&quot;;&quot;&quot;;[.$B12]*[.$C12]*[.U12]);1)" office:value-type="float" office:value="3.4">
            <text:p>3,4</text:p>
          </table:table-cell>
          <table:table-cell table:formula="of:=ROUNDUP(IF([.V12]=&quot;&quot;;&quot;&quot;;[.$B12]*[.$C12]*[.V12]);1)" office:value-type="float" office:value="1.7">
            <text:p>1,7</text:p>
          </table:table-cell>
          <table:table-cell table:formula="of:=ROUNDUP(IF([.W12]=&quot;&quot;;&quot;&quot;;[.$B12]*[.$C12]*[.W12]);1)" office:value-type="float" office:value="0">
            <text:p>0</text:p>
          </table:table-cell>
          <table:table-cell table:formula="of:=ROUNDUP(IF([.X12]=&quot;&quot;;&quot;&quot;;[.$B12]*[.$C12]*[.X12]);1)" office:value-type="float" office:value="0">
            <text:p>0</text:p>
          </table:table-cell>
          <table:table-cell table:formula="of:=ROUNDUP(IF([.Y12]=&quot;&quot;;&quot;&quot;;[.$B12]*[.$C12]*[.Y12]);1)" office:value-type="float" office:value="0">
            <text:p>0</text:p>
          </table:table-cell>
          <table:table-cell/>
          <table:table-cell table:formula="of:=ROUND(SUM([.AA12:.AJ12]))" office:value-type="float" office:value="40">
            <text:p>40</text:p>
          </table:table-cell>
          <table:table-cell table:formula="of:=REPT(&quot;|&quot;;[.AL12])" office:value-type="string" office:string-value="||||||||||||||||||||||||||||||||||||||||">
            <text:p>||||||||||||||||||||||||||||||||||||||||</text:p>
          </table:table-cell>
        </table:table-row>
        <table:table-row table:style-name="ro1">
          <table:table-cell office:value-type="string">
            <text:p>Sniper Rifl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3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3"/>
          <table:table-cell table:style-name="ce5" table:formula="of:=IF([.E13]=&quot;&quot;;&quot;&quot;;1-(([.E13]-1)/6))" office:value-type="percentage" office:value="0.166666666666667">
            <text:p>17%</text:p>
          </table:table-cell>
          <table:table-cell table:style-name="ce5" table:formula="of:=IF([.F13]=&quot;&quot;;&quot;&quot;;1-(([.F13]-1)/6))" office:value-type="percentage" office:value="0.333333333333333">
            <text:p>33%</text:p>
          </table:table-cell>
          <table:table-cell table:style-name="ce5" table:formula="of:=IF([.G13]=&quot;&quot;;&quot;&quot;;1-(([.G13]-1)/6))" office:value-type="percentage" office:value="0.5">
            <text:p>50%</text:p>
          </table:table-cell>
          <table:table-cell table:style-name="ce5" table:formula="of:=IF([.H13]=&quot;&quot;;&quot;&quot;;1-(([.H13]-1)/6))" office:value-type="percentage" office:value="0.5">
            <text:p>50%</text:p>
          </table:table-cell>
          <table:table-cell table:style-name="ce5" table:formula="of:=IF([.I13]=&quot;&quot;;&quot;&quot;;1-(([.I13]-1)/6))" office:value-type="percentage" office:value="0.666666666666667">
            <text:p>67%</text:p>
          </table:table-cell>
          <table:table-cell table:style-name="ce5" table:formula="of:=IF([.J13]=&quot;&quot;;&quot;&quot;;1-(([.J13]-1)/6))" office:value-type="percentage" office:value="0.666666666666667">
            <text:p>67%</text:p>
          </table:table-cell>
          <table:table-cell table:style-name="ce5" table:formula="of:=IF([.K13]=&quot;&quot;;&quot;&quot;;1-(([.K13]-1)/6))" office:value-type="percentage" office:value="0.833333333333333">
            <text:p>83%</text:p>
          </table:table-cell>
          <table:table-cell table:style-name="ce5" table:formula="of:=IF([.L13]=&quot;&quot;;&quot;&quot;;1-(([.L13]-1)/6))" office:value-type="percentage" office:value="0.833333333333333">
            <text:p>83%</text:p>
          </table:table-cell>
          <table:table-cell table:style-name="ce5" table:formula="of:=IF([.M13]=&quot;&quot;;&quot;&quot;;1-(([.M13]-1)/6))" office:value-type="percentage" office:value="0.666666666666667">
            <text:p>67%</text:p>
          </table:table-cell>
          <table:table-cell table:style-name="ce5" table:formula="of:=IF([.N13]=&quot;&quot;;&quot;&quot;;1-(([.N13]-1)/6))" office:value-type="percentage" office:value="0.666666666666667">
            <text:p>67%</text:p>
          </table:table-cell>
          <table:table-cell/>
          <table:table-cell table:formula="of:=ROUNDUP(IF([.P13]=&quot;&quot;;&quot;&quot;;[.$B13]*[.$C13]*[.P13]);1)" office:value-type="float" office:value="1.4">
            <text:p>1,4</text:p>
          </table:table-cell>
          <table:table-cell table:formula="of:=ROUNDUP(IF([.Q13]=&quot;&quot;;&quot;&quot;;[.$B13]*[.$C13]*[.Q13]);1)" office:value-type="float" office:value="2.7">
            <text:p>2,7</text:p>
          </table:table-cell>
          <table:table-cell table:formula="of:=ROUNDUP(IF([.R13]=&quot;&quot;;&quot;&quot;;[.$B13]*[.$C13]*[.R13]);1)" office:value-type="float" office:value="4">
            <text:p>4</text:p>
          </table:table-cell>
          <table:table-cell table:formula="of:=ROUNDUP(IF([.S13]=&quot;&quot;;&quot;&quot;;[.$B13]*[.$C13]*[.S13]);1)" office:value-type="float" office:value="4">
            <text:p>4</text:p>
          </table:table-cell>
          <table:table-cell table:formula="of:=ROUNDUP(IF([.T13]=&quot;&quot;;&quot;&quot;;[.$B13]*[.$C13]*[.T13]);1)" office:value-type="float" office:value="5.4">
            <text:p>5,4</text:p>
          </table:table-cell>
          <table:table-cell table:formula="of:=ROUNDUP(IF([.U13]=&quot;&quot;;&quot;&quot;;[.$B13]*[.$C13]*[.U13]);1)" office:value-type="float" office:value="5.4">
            <text:p>5,4</text:p>
          </table:table-cell>
          <table:table-cell table:formula="of:=ROUNDUP(IF([.V13]=&quot;&quot;;&quot;&quot;;[.$B13]*[.$C13]*[.V13]);1)" office:value-type="float" office:value="6.7">
            <text:p>6,7</text:p>
          </table:table-cell>
          <table:table-cell table:formula="of:=ROUNDUP(IF([.W13]=&quot;&quot;;&quot;&quot;;[.$B13]*[.$C13]*[.W13]);1)" office:value-type="float" office:value="6.7">
            <text:p>6,7</text:p>
          </table:table-cell>
          <table:table-cell table:formula="of:=ROUNDUP(IF([.X13]=&quot;&quot;;&quot;&quot;;[.$B13]*[.$C13]*[.X13]);1)" office:value-type="float" office:value="5.4">
            <text:p>5,4</text:p>
          </table:table-cell>
          <table:table-cell table:formula="of:=ROUNDUP(IF([.Y13]=&quot;&quot;;&quot;&quot;;[.$B13]*[.$C13]*[.Y13]);1)" office:value-type="float" office:value="5.4">
            <text:p>5,4</text:p>
          </table:table-cell>
          <table:table-cell/>
          <table:table-cell table:formula="of:=ROUND(SUM([.AA13:.AJ13]))" office:value-type="float" office:value="47">
            <text:p>47</text:p>
          </table:table-cell>
          <table:table-cell table:formula="of:=REPT(&quot;|&quot;;[.AL13])" office:value-type="string" office:string-value="|||||||||||||||||||||||||||||||||||||||||||||||">
            <text:p>|||||||||||||||||||||||||||||||||||||||||||||||</text:p>
          </table:table-cell>
        </table:table-row>
        <table:table-row table:style-name="ro1">
          <table:table-cell office:value-type="string">
            <text:p>Machine Gu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style-name="ce3"/>
          <table:table-cell table:style-name="ce5" table:formula="of:=IF([.E14]=&quot;&quot;;&quot;&quot;;1-(([.E14]-1)/6))" office:value-type="percentage" office:value="0.833333333333333">
            <text:p>83%</text:p>
          </table:table-cell>
          <table:table-cell table:style-name="ce5" table:formula="of:=IF([.F14]=&quot;&quot;;&quot;&quot;;1-(([.F14]-1)/6))" office:value-type="percentage" office:value="0.666666666666667">
            <text:p>67%</text:p>
          </table:table-cell>
          <table:table-cell table:style-name="ce5" table:formula="of:=IF([.G14]=&quot;&quot;;&quot;&quot;;1-(([.G14]-1)/6))" office:value-type="percentage" office:value="0.5">
            <text:p>50%</text:p>
          </table:table-cell>
          <table:table-cell table:style-name="ce5" table:formula="of:=IF([.H14]=&quot;&quot;;&quot;&quot;;1-(([.H14]-1)/6))" office:value-type="percentage" office:value="0.5">
            <text:p>50%</text:p>
          </table:table-cell>
          <table:table-cell table:style-name="ce5" table:formula="of:=IF([.I14]=&quot;&quot;;&quot;&quot;;1-(([.I14]-1)/6))" office:value-type="percentage" office:value="0.333333333333333">
            <text:p>33%</text:p>
          </table:table-cell>
          <table:table-cell table:style-name="ce5" table:formula="of:=IF([.J14]=&quot;&quot;;&quot;&quot;;1-(([.J14]-1)/6))" office:value-type="percentage" office:value="0.333333333333333">
            <text:p>33%</text:p>
          </table:table-cell>
          <table:table-cell table:style-name="ce5" table:formula="of:=IF([.K14]=&quot;&quot;;&quot;&quot;;1-(([.K14]-1)/6))" office:value-type="percentage" office:value="0.333333333333333">
            <text:p>33%</text:p>
          </table:table-cell>
          <table:table-cell table:style-name="ce5" table:formula="of:=IF([.L14]=&quot;&quot;;&quot;&quot;;1-(([.L14]-1)/6))" office:value-type="percentage" office:value="0.333333333333333">
            <text:p>33%</text:p>
          </table:table-cell>
          <table:table-cell table:style-name="ce5" table:formula="of:=IF([.M14]=&quot;&quot;;&quot;&quot;;1-(([.M14]-1)/6))">
            <text:p/>
          </table:table-cell>
          <table:table-cell table:style-name="ce5" table:formula="of:=IF([.N14]=&quot;&quot;;&quot;&quot;;1-(([.N14]-1)/6))">
            <text:p/>
          </table:table-cell>
          <table:table-cell/>
          <table:table-cell table:formula="of:=ROUNDUP(IF([.P14]=&quot;&quot;;&quot;&quot;;[.$B14]*[.$C14]*[.P14]);1)" office:value-type="float" office:value="6.7">
            <text:p>6,7</text:p>
          </table:table-cell>
          <table:table-cell table:formula="of:=ROUNDUP(IF([.Q14]=&quot;&quot;;&quot;&quot;;[.$B14]*[.$C14]*[.Q14]);1)" office:value-type="float" office:value="5.4">
            <text:p>5,4</text:p>
          </table:table-cell>
          <table:table-cell table:formula="of:=ROUNDUP(IF([.R14]=&quot;&quot;;&quot;&quot;;[.$B14]*[.$C14]*[.R14]);1)" office:value-type="float" office:value="4">
            <text:p>4</text:p>
          </table:table-cell>
          <table:table-cell table:formula="of:=ROUNDUP(IF([.S14]=&quot;&quot;;&quot;&quot;;[.$B14]*[.$C14]*[.S14]);1)" office:value-type="float" office:value="4">
            <text:p>4</text:p>
          </table:table-cell>
          <table:table-cell table:formula="of:=ROUNDUP(IF([.T14]=&quot;&quot;;&quot;&quot;;[.$B14]*[.$C14]*[.T14]);1)" office:value-type="float" office:value="2.7">
            <text:p>2,7</text:p>
          </table:table-cell>
          <table:table-cell table:formula="of:=ROUNDUP(IF([.U14]=&quot;&quot;;&quot;&quot;;[.$B14]*[.$C14]*[.U14]);1)" office:value-type="float" office:value="2.7">
            <text:p>2,7</text:p>
          </table:table-cell>
          <table:table-cell table:formula="of:=ROUNDUP(IF([.V14]=&quot;&quot;;&quot;&quot;;[.$B14]*[.$C14]*[.V14]);1)" office:value-type="float" office:value="2.7">
            <text:p>2,7</text:p>
          </table:table-cell>
          <table:table-cell table:formula="of:=ROUNDUP(IF([.W14]=&quot;&quot;;&quot;&quot;;[.$B14]*[.$C14]*[.W14]);1)" office:value-type="float" office:value="2.7">
            <text:p>2,7</text:p>
          </table:table-cell>
          <table:table-cell table:formula="of:=ROUNDUP(IF([.X14]=&quot;&quot;;&quot;&quot;;[.$B14]*[.$C14]*[.X14]);1)" office:value-type="float" office:value="0">
            <text:p>0</text:p>
          </table:table-cell>
          <table:table-cell table:formula="of:=ROUNDUP(IF([.Y14]=&quot;&quot;;&quot;&quot;;[.$B14]*[.$C14]*[.Y14]);1)" office:value-type="float" office:value="0">
            <text:p>0</text:p>
          </table:table-cell>
          <table:table-cell/>
          <table:table-cell table:formula="of:=ROUND(SUM([.AA14:.AJ14]))" office:value-type="float" office:value="31">
            <text:p>31</text:p>
          </table:table-cell>
          <table:table-cell table:formula="of:=REPT(&quot;|&quot;;[.AL14])" office:value-type="string" office:string-value="|||||||||||||||||||||||||||||||">
            <text:p>|||||||||||||||||||||||||||||||</text:p>
          </table:table-cell>
        </table:table-row>
        <table:table-row table:style-name="ro1" table:number-rows-repeated="10">
          <table:table-cell table:number-columns-repeated="25"/>
          <table:table-cell table:style-name="Default"/>
          <table:table-cell table:number-columns-repeated="13"/>
        </table:table-row>
        <table:table-row table:style-name="ro1">
          <table:table-cell/>
          <table:table-cell>
            <draw:frame table:end-cell-address="Φύλλο1.Q45" table:end-x="0.696cm" table:end-y="0.398cm" draw:z-index="0" draw:style-name="gr1" draw:text-style-name="P1" svg:width="14.512cm" svg:height="9.006cm" svg:x="1.007cm" svg:y="0.424cm">
              <draw:object draw:notify-on-update-of-ranges="Φύλλο1.A3:Φύλλο1.A3 Φύλλο1.AA3:Φύλλο1.AJ3 Φύλλο1.A4:Φύλλο1.A4 Φύλλο1.AA4:Φύλλο1.AJ4 Φύλλο1.A5:Φύλλο1.A5 Φύλλο1.AA5:Φύλλο1.AJ5 Φύλλο1.A6:Φύλλο1.A6 Φύλλο1.AA6:Φύλλο1.AJ6 Φύλλο1.A7:Φύλλο1.A7 Φύλλο1.AA7:Φύλλο1.AJ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3"/>
          <table:table-cell table:style-name="Default"/>
          <table:table-cell table:number-columns-repeated="13"/>
        </table:table-row>
        <table:table-row table:style-name="ro1">
          <table:table-cell table:number-columns-repeated="20"/>
          <table:table-cell>
            <draw:frame table:end-cell-address="Φύλλο1.AJ46" table:end-x="0.462cm" table:end-y="0.16cm" draw:z-index="1" draw:style-name="gr1" draw:text-style-name="P1" svg:width="16.002cm" svg:height="8.98cm" svg:x="0.175cm" svg:y="0.213cm">
              <draw:object draw:notify-on-update-of-ranges="Φύλλο1.A10:Φύλλο1.A10 Φύλλο1.AA10:Φύλλο1.AJ10 Φύλλο1.A11:Φύλλο1.A11 Φύλλο1.AA11:Φύλλο1.AJ11 Φύλλο1.A12:Φύλλο1.A12 Φύλλο1.AA12:Φύλλο1.AJ12 Φύλλο1.A13:Φύλλο1.A13 Φύλλο1.AA13:Φύλλο1.AJ13 Φύλλο1.A14:Φύλλο1.A14 Φύλλο1.AA14:Φύλλο1.AJ1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 table:style-name="Default"/>
          <table:table-cell table:number-columns-repeated="13"/>
        </table:table-row>
      </table:table>
      <table:table table:name="Φύλλο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Φύλλο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l" fo:country="G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l" fo:country="GR" style:letter-kerning="true" style:font-family-asian="Arial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number:percentage-style style:name="N106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12/02/2017</text:date>, <text:time>12:38:42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Πρόδρομος Πολυχρονιάδης</meta:initial-creator>
    <meta:creation-date>2017-02-12T11:34:21.15</meta:creation-date>
    <dc:date>2017-02-12T12:38:42</dc:date>
    <dc:creator>Πρόδρομος Πολυχρονιάδης</dc:creator>
    <meta:editing-duration>PT18M20S</meta:editing-duration>
    <meta:editing-cycles>2</meta:editing-cycles>
    <meta:generator>OpenOffice/4.1.2$Win32 OpenOffice.org_project/412m3$Build-9782</meta:generator>
    <meta:document-statistic meta:table-count="3" meta:cell-count="4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13cm" svg:height="9.007cm" xlink:href=".." xlink:type="simple" chart:class="chart:line" chart:style-name="ch1">
        <chart:legend chart:legend-position="end" svg:x="11.132cm" svg:y="3.143cm" style:legend-expansion="high" chart:style-name="ch2"/>
        <chart:plot-area chart:style-name="ch3" table:cell-range-address="Φύλλο1.A3:Φύλλο1.A7 Φύλλο1.AA3:Φύλλο1.AJ7" chart:data-source-has-labels="column" svg:x="0.74cm" svg:y="0.855cm" svg:width="9.812cm" svg:height="7.552cm">
          <chartooo:coordinate-region svg:x="1.176cm" svg:y="1.067cm" svg:width="9.189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Φύλλο1.AA3:Φύλλο1.AJ3" chart:label-cell-address="Φύλλο1.A3:Φύλλο1.A3" chart:class="chart:line">
            <chart:data-point chart:repeated="10"/>
          </chart:series>
          <chart:series chart:style-name="ch7" chart:values-cell-range-address="Φύλλο1.AA4:Φύλλο1.AJ4" chart:label-cell-address="Φύλλο1.A4:Φύλλο1.A4" chart:class="chart:line">
            <chart:data-point chart:repeated="10"/>
          </chart:series>
          <chart:series chart:style-name="ch8" chart:values-cell-range-address="Φύλλο1.AA5:Φύλλο1.AJ5" chart:label-cell-address="Φύλλο1.A5:Φύλλο1.A5" chart:class="chart:line">
            <chart:data-point chart:repeated="10"/>
          </chart:series>
          <chart:series chart:style-name="ch9" chart:values-cell-range-address="Φύλλο1.AA6:Φύλλο1.AJ6" chart:label-cell-address="Φύλλο1.A6:Φύλλο1.A6" chart:class="chart:line">
            <chart:data-point chart:repeated="10"/>
          </chart:series>
          <chart:series chart:style-name="ch10" chart:values-cell-range-address="Φύλλο1.AA7:Φύλλο1.AJ7" chart:label-cell-address="Φύλλο1.A7:Φύλλο1.A7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Pistol</text:p>
                <draw:g>
                  <svg:desc>Φύλλο1.A3:Φύλλο1.A3</svg:desc>
                </draw:g>
              </table:table-cell>
              <table:table-cell office:value-type="float" office:value="6.66666666666667">
                <text:p>6.66666666666667</text:p>
                <draw:g>
                  <svg:desc>Φύλλο1.AA3:Φύλλο1.AJ3</svg:desc>
                </draw:g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Rifle</text:p>
                <draw:g>
                  <svg:desc>Φύλλο1.A4:Φύλλο1.A4</svg:desc>
                </draw:g>
              </table:table-cell>
              <table:table-cell office:value-type="float" office:value="4.5">
                <text:p>4.5</text:p>
                <draw:g>
                  <svg:desc>Φύλλο1.AA4:Φύλλο1.AJ4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Shotgun</text:p>
                <draw:g>
                  <svg:desc>Φύλλο1.A5:Φύλλο1.A5</svg:desc>
                </draw:g>
              </table:table-cell>
              <table:table-cell office:value-type="float" office:value="8.33333333333333">
                <text:p>8.33333333333333</text:p>
                <draw:g>
                  <svg:desc>Φύλλο1.AA5:Φύλλο1.AJ5</svg:desc>
                </draw:g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iper Rifle</text:p>
                <draw:g>
                  <svg:desc>Φύλλο1.A6:Φύλλο1.A6</svg:desc>
                </draw:g>
              </table:table-cell>
              <table:table-cell office:value-type="float" office:value="1.33333333333333">
                <text:p>1.33333333333333</text:p>
                <draw:g>
                  <svg:desc>Φύλλο1.AA6:Φύλλο1.AJ6</svg:desc>
                </draw:g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chine Gun</text:p>
                <draw:g>
                  <svg:desc>Φύλλο1.A7:Φύλλο1.A7</svg:desc>
                </draw:g>
              </table:table-cell>
              <table:table-cell office:value-type="float" office:value="4">
                <text:p>4</text:p>
                <draw:g>
                  <svg:desc>Φύλλο1.AA7:Φύλλο1.AJ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81cm" xlink:href=".." xlink:type="simple" chart:class="chart:line" chart:style-name="ch1">
        <chart:legend chart:legend-position="end" svg:x="12.622cm" svg:y="3.13cm" style:legend-expansion="high" chart:style-name="ch2"/>
        <chart:plot-area chart:style-name="ch3" table:cell-range-address="Φύλλο1.A10:Φύλλο1.A14 Φύλλο1.AA10:Φύλλο1.AJ14" chart:data-source-has-labels="column" svg:x="0.77cm" svg:y="0.851cm" svg:width="11.212cm" svg:height="7.531cm">
          <chartooo:coordinate-region svg:x="1.206cm" svg:y="1.063cm" svg:width="10.589cm" svg:height="6.6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Φύλλο1.AA10:Φύλλο1.AJ10" chart:label-cell-address="Φύλλο1.A10:Φύλλο1.A10" chart:class="chart:line">
            <chart:data-point chart:repeated="10"/>
          </chart:series>
          <chart:series chart:style-name="ch7" chart:values-cell-range-address="Φύλλο1.AA11:Φύλλο1.AJ11" chart:label-cell-address="Φύλλο1.A11:Φύλλο1.A11" chart:class="chart:line">
            <chart:data-point chart:repeated="10"/>
          </chart:series>
          <chart:series chart:style-name="ch8" chart:values-cell-range-address="Φύλλο1.AA12:Φύλλο1.AJ12" chart:label-cell-address="Φύλλο1.A12:Φύλλο1.A12" chart:class="chart:line">
            <chart:data-point chart:repeated="10"/>
          </chart:series>
          <chart:series chart:style-name="ch9" chart:values-cell-range-address="Φύλλο1.AA13:Φύλλο1.AJ13" chart:label-cell-address="Φύλλο1.A13:Φύλλο1.A13" chart:class="chart:line">
            <chart:data-point chart:repeated="10"/>
          </chart:series>
          <chart:series chart:style-name="ch10" chart:values-cell-range-address="Φύλλο1.AA14:Φύλλο1.AJ14" chart:label-cell-address="Φύλλο1.A14:Φύλλο1.A14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Pistol</text:p>
                <draw:g>
                  <svg:desc>Φύλλο1.A10:Φύλλο1.A10</svg:desc>
                </draw:g>
              </table:table-cell>
              <table:table-cell office:value-type="float" office:value="5.9">
                <text:p>5.9</text:p>
                <draw:g>
                  <svg:desc>Φύλλο1.AA10:Φύλλο1.AJ10</svg:desc>
                </draw:g>
              </table:table-cell>
              <table:table-cell office:value-type="float" office:value="5.9">
                <text:p>5.9</text:p>
              </table:table-cell>
              <table:table-cell office:value-type="float" office:value="5.9">
                <text:p>5.9</text:p>
              </table:table-cell>
              <table:table-cell office:value-type="float" office:value="4.7">
                <text:p>4.7</text:p>
              </table:table-cell>
              <table:table-cell office:value-type="float" office:value="4.7">
                <text:p>4.7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Rifle</text:p>
                <draw:g>
                  <svg:desc>Φύλλο1.A11:Φύλλο1.A11</svg:desc>
                </draw:g>
              </table:table-cell>
              <table:table-cell office:value-type="float" office:value="4.5">
                <text:p>4.5</text:p>
                <draw:g>
                  <svg:desc>Φύλλο1.AA11:Φύλλο1.AJ11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Shotgun</text:p>
                <draw:g>
                  <svg:desc>Φύλλο1.A12:Φύλλο1.A12</svg:desc>
                </draw:g>
              </table:table-cell>
              <table:table-cell office:value-type="float" office:value="8.4">
                <text:p>8.4</text:p>
                <draw:g>
                  <svg:desc>Φύλλο1.AA12:Φύλλο1.AJ12</svg:desc>
                </draw:g>
              </table:table-cell>
              <table:table-cell office:value-type="float" office:value="8.4">
                <text:p>8.4</text:p>
              </table:table-cell>
              <table:table-cell office:value-type="float" office:value="6.7">
                <text:p>6.7</text:p>
              </table:table-cell>
              <table:table-cell office:value-type="float" office:value="6.7">
                <text:p>6.7</text:p>
              </table:table-cell>
              <table:table-cell office:value-type="float" office:value="5">
                <text:p>5</text:p>
              </table:table-cell>
              <table:table-cell office:value-type="float" office:value="3.4">
                <text:p>3.4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niper Rifle</text:p>
                <draw:g>
                  <svg:desc>Φύλλο1.A13:Φύλλο1.A13</svg:desc>
                </draw:g>
              </table:table-cell>
              <table:table-cell office:value-type="float" office:value="1.4">
                <text:p>1.4</text:p>
                <draw:g>
                  <svg:desc>Φύλλο1.AA13:Φύλλο1.AJ13</svg:desc>
                </draw:g>
              </table:table-cell>
              <table:table-cell office:value-type="float" office:value="2.7">
                <text:p>2.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4">
                <text:p>5.4</text:p>
              </table:table-cell>
              <table:table-cell office:value-type="float" office:value="5.4">
                <text:p>5.4</text:p>
              </table:table-cell>
              <table:table-cell office:value-type="float" office:value="6.7">
                <text:p>6.7</text:p>
              </table:table-cell>
              <table:table-cell office:value-type="float" office:value="6.7">
                <text:p>6.7</text:p>
              </table:table-cell>
              <table:table-cell office:value-type="float" office:value="5.4">
                <text:p>5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Machine Gun</text:p>
                <draw:g>
                  <svg:desc>Φύλλο1.A14:Φύλλο1.A14</svg:desc>
                </draw:g>
              </table:table-cell>
              <table:table-cell office:value-type="float" office:value="6.7">
                <text:p>6.7</text:p>
                <draw:g>
                  <svg:desc>Φύλλο1.AA14:Φύλλο1.AJ14</svg:desc>
                </draw:g>
              </table:table-cell>
              <table:table-cell office:value-type="float" office:value="5.4">
                <text:p>5.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